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23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6.23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23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gr6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655cm" fo:min-width="6.231cm"/>
    </style:style>
    <style:style style:name="gr7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1.655cm" fo:min-width="6.23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31cm" svg:height="1.905cm" svg:x="2.778cm" svg:y="2.397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731cm" svg:height="1.905cm" svg:x="3.386cm" svg:y="13.163cm">
          <text:p text:style-name="P1">WorkFlo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31cm" svg:height="1.905cm" svg:x="3.078cm" svg:y="2.697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731cm" svg:height="1.905cm" svg:x="3.359cm" svg:y="2.951cm"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731cm" svg:height="1.905cm" svg:x="3.378cm" svg:y="9.778cm">
          <text:p text:style-name="P1">TaskColle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731cm" svg:height="1.905cm" svg:x="11.541cm" svg:y="9.861cm">
          <text:p text:style-name="P1">EntryPoin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731cm" svg:height="1.905cm" svg:x="3.386cm" svg:y="16.663cm">
          <text:p text:style-name="P1">Resul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743cm" svg:y1="11.683cm" svg:x2="6.751cm" svg:y2="13.163cm" draw:start-shape="id1" draw:start-glue-point="2" draw:end-shape="id2" draw:end-glue-point="0" svg:d="M6743 11683v739h8v741" svg:viewBox="0 0 9 1481">
          <text:p/>
        </draw:connector>
        <draw:connector draw:style-name="gr4" draw:text-style-name="P3" draw:layer="layout" draw:line-skew="-0.19cm" svg:x1="14.906cm" svg:y1="11.766cm" svg:x2="6.751cm" svg:y2="13.163cm" draw:start-shape="id3" draw:start-glue-point="2" draw:end-shape="id2" draw:end-glue-point="0" svg:d="M14906 11766v508h-8155v889" svg:viewBox="0 0 8156 1398">
          <text:p/>
        </draw:connector>
        <draw:connector draw:style-name="gr4" draw:text-style-name="P3" draw:layer="layout" svg:x1="6.751cm" svg:y1="15.068cm" svg:x2="6.751cm" svg:y2="16.663cm" draw:start-shape="id2" draw:start-glue-point="2" draw:end-shape="id4" draw:end-glue-point="0" svg:d="M6751 15068v1595" svg:viewBox="0 0 1 1596">
          <text:p/>
        </draw:connector>
        <draw:line draw:style-name="gr5" draw:text-style-name="P3" draw:layer="layout" svg:x1="2.143cm" svg:y1="19.386cm" svg:x2="19.034cm" svg:y2="19.513cm">
          <text:p/>
        </draw:line>
        <draw:custom-shape draw:style-name="gr6" draw:text-style-name="P2" draw:layer="layout" svg:width="6.731cm" svg:height="1.905cm" svg:x="2.777cm" svg:y="5.997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731cm" svg:height="1.905cm" svg:x="3.077cm" svg:y="6.2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6.731cm" svg:height="1.905cm" svg:x="3.358cm" svg:y="6.551cm">
          <text:p text:style-name="P1">Task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723cm" svg:y1="8.456cm" svg:x2="6.743cm" svg:y2="9.778cm" draw:start-shape="id5" draw:start-glue-point="2" draw:end-shape="id1" draw:end-glue-point="0" svg:d="M6723 8456v660h20v662" svg:viewBox="0 0 21 1323">
          <text:p/>
        </draw:connector>
        <draw:connector draw:style-name="gr4" draw:text-style-name="P3" draw:layer="layout" svg:x1="6.724cm" svg:y1="4.856cm" svg:x2="6.723cm" svg:y2="6.551cm" draw:start-shape="id6" draw:start-glue-point="2" draw:end-shape="id5" draw:end-glue-point="0" svg:d="M6724 4856v847h-1v848" svg:viewBox="0 0 2 16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6T15:08:06.710955000</meta:creation-date>
    <dc:date>2016-09-06T15:35:04.694240000</dc:date>
    <meta:editing-duration>PT11M24S</meta:editing-duration>
    <meta:editing-cycles>4</meta:editing-cycles>
    <meta:generator>LibreOffice/5.0.5.2$MacOSX_X86_64 LibreOffice_project/55b006a02d247b5f7215fc6ea0fde844b30035b3</meta:generator>
    <meta:document-statistic meta:object-count="16"/>
  </office:meta>
</office:document-meta>
</file>